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6.575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2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1" style:family="graphic" style:parent-style-name="objectwithoutfill">
      <style:graphic-properties draw:stroke="solid" draw:fill="none" draw:textarea-vertical-align="middle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18.087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4.833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18.006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4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3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18.087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4.45cm" fo:min-width="3.8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2.33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8.27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8.757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7.945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6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7cm"/>
    </style:style>
    <style:style style:name="gr46" style:family="graphic" style:parent-style-name="standard">
      <style:graphic-properties draw:stroke="solid" draw:stroke-dash="Ultrafine_20_Dashed" svg:stroke-color="#000000" svg:stroke-opacity="100%" draw:fill-color="#ffffff" draw:textarea-horizontal-align="justify" draw:textarea-vertical-align="middle" draw:auto-grow-height="false" fo:min-height="0.842cm" fo:min-width="1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and edit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7.075cm" svg:height="1.3cm" svg:x="8.125cm" svg:y="6.7cm">
            <text:p text:style-name="P1">New / Edit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7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/ Edit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3" draw:text-style-name="P4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28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5" draw:layer="layout" svg:x1="1.95cm" svg:y1="17.1cm" svg:x2="27.75cm" svg:y2="17.1cm">
            <text:p/>
          </draw:line>
          <draw:custom-shape draw:style-name="gr27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28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5" draw:layer="layout" svg:x1="1.85cm" svg:y1="29.1cm" svg:x2="27.65cm" svg:y2="29.1cm">
            <text:p/>
          </draw:line>
          <draw:custom-shape draw:style-name="gr27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3" draw:text-style-name="P7" draw:layer="layout" svg:width="18.587cm" svg:height="8.784cm" svg:x="7.91cm" svg:y="11.016cm">
            <text:p text:style-name="P6">Description</text:p>
            <text:p text:style-name="P6">------------------------------------------------------------</text:p>
            <text:p text:style-name="P6">----------------------------------------------------------</text:p>
            <text:p text:style-name="P6">---------------------------------------------------------</text:p>
            <text:p text:style-name="P6">----------------------------------------------------------</text:p>
            <text:p text:style-name="P6">-----------------------------------------------------------</text:p>
            <text:p text:style-name="P6">-----------------------------------------------------------</text:p>
            <text:p text:style-name="P6">------------------------------------------------------------</text:p>
            <text:p text:style-name="P6">-----------------------------------------------------------</text:p>
            <text:p text:style-name="P6">-----------------------------------------------------------------------------------</text:p>
            <text:p text:style-name="P6">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4" draw:layer="layout" svg:width="5.333cm" svg:height="6.38cm" svg:x="21.164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26.498cm" svg:y1="17.39cm" svg:x2="21.164cm" svg:y2="11.009cm">
              <text:p/>
            </draw:line>
            <draw:line draw:style-name="gr4" draw:text-style-name="P5" draw:layer="layout" svg:x1="21.167cm" svg:y1="17.4cm" svg:x2="26.495cm" svg:y2="11cm">
              <text:p/>
            </draw:line>
          </draw:g>
          <draw:line draw:style-name="gr31" draw:text-style-name="P5" draw:layer="layout" svg:x1="6.9cm" svg:y1="23.9cm" svg:x2="27.75cm" svg:y2="23.9cm">
            <text:p/>
          </draw:line>
          <draw:custom-shape draw:style-name="gr35" draw:text-style-name="P4" draw:layer="layout" svg:width="18.506cm" svg:height="1.9cm" svg:x="7.99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4.244cm" svg:height="1.092cm" svg:x="12.401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243cm" svg:height="1.092cm" svg:x="17.457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7" draw:layer="layout" svg:width="18.587cm" svg:height="2.084cm" svg:x="7.91cm" svg:y="20.616cm">
            <text:p text:style-name="P6">Services 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7" draw:layer="layout" svg:width="4.3cm" svg:height="4.7cm" svg:x="1.8cm" svg:y="6.5cm">
          <text:p text:style-name="P6">Sort By:</text:p>
          <text:p text:style-name="P6">Hotel Name</text:p>
          <text:p text:style-name="P6">City</text:p>
          <text:p text:style-name="P6">Countr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holiday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2.83cm" svg:height="1.092cm" svg:x="10.901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16.286cm" svg:x2="7.896cm" svg:y2="6.515cm">
              <text:p/>
            </draw:line>
            <draw:line draw:style-name="gr4" draw:text-style-name="P5" draw:layer="layout" svg:x1="7.902cm" svg:y1="16.3cm" svg:x2="16.662cm" svg:y2="6.5cm">
              <text:p/>
            </draw:line>
          </draw:g>
          <draw:line draw:style-name="gr31" draw:text-style-name="P5" draw:layer="layout" svg:x1="6.8cm" svg:y1="17.8cm" svg:x2="27.75cm" svg:y2="17.8cm">
            <text:p/>
          </draw:line>
          <draw:custom-shape draw:style-name="gr42" draw:text-style-name="P10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13.7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13.7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15.2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15.2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7" draw:layer="layout" svg:width="4.3cm" svg:height="4.7cm" svg:x="1.8cm" svg:y="6.5cm">
          <text:p text:style-name="P6">Sort By:</text:p>
          <text:p text:style-name="P6">Price </text:p>
          <text:p text:style-name="P6">Deals</text:p>
          <text:p text:style-name="P6">nigh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1" draw:text-style-name="P4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66cm" svg:y1="28.786cm" svg:x2="7.896cm" svg:y2="19.015cm">
              <text:p/>
            </draw:line>
            <draw:line draw:style-name="gr4" draw:text-style-name="P5" draw:layer="layout" svg:x1="7.902cm" svg:y1="28.8cm" svg:x2="16.662cm" svg:y2="19cm">
              <text:p/>
            </draw:line>
          </draw:g>
          <draw:line draw:style-name="gr31" draw:text-style-name="P5" draw:layer="layout" svg:x1="6.8cm" svg:y1="30.3cm" svg:x2="27.75cm" svg:y2="30.3cm">
            <text:p/>
          </draw:line>
          <draw:custom-shape draw:style-name="gr42" draw:text-style-name="P10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3.2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26.2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26.2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3.816cm" svg:height="1.092cm" svg:x="17.803cm" svg:y="27.7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3.817cm" svg:height="1.092cm" svg:x="22.431cm" svg:y="27.7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4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10:13:06.907220000</dc:date>
    <meta:editing-duration>PT15H9M47S</meta:editing-duration>
    <meta:editing-cycles>63</meta:editing-cycles>
    <meta:generator>LibreOffice/5.2.6.2$MacOSX_X86_64 LibreOffice_project/a3100ed2409ebf1c212f5048fbe377c281438fdc</meta:generator>
    <meta:print-date>2017-06-15T20:49:22.054798000</meta:print-date>
    <meta:document-statistic meta:object-count="195"/>
  </office:meta>
</office:document-meta>
</file>